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 fo:text-transform="uppercase"/>
    </style:style>
    <style:style style:name="T2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 fo:text-transform="uppercase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 fo:text-transform="uppercase"/>
    </style:style>
    <style:style style:name="T4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 fo:text-transform="uppercase"/>
    </style:style>
    <style:style style:name="T5" style:family="text">
      <style:text-properties fo:font-size="14.00pt" fo:font-weight="bold" fo:font-family="Calibri" style:font-family-asian="Calibri" style:font-family-complex="Calibri" fo:background-color="transparent" style:use-window-font-color="true" fo:text-transform="uppercase"/>
    </style:style>
    <style:style style:name="T6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 fo:text-transform="uppercase"/>
    </style:style>
    <style:style style:name="T7" style:family="text">
      <style:text-properties fo:font-size="14.00pt" fo:font-weight="bold" fo:font-family="Calibri" style:font-family-asian="Calibri" style:font-family-complex="Calibri" fo:background-color="transparent" style:use-window-font-color="true" fo:text-transform="uppercase"/>
    </style:style>
    <style:style style:name="T8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 fo:text-transform="uppercase"/>
    </style:style>
    <style:style style:name="T9" style:family="text">
      <style:text-properties fo:font-size="14.00pt" fo:font-weight="bold" fo:font-family="Calibri" style:font-family-asian="Calibri" style:font-family-complex="Calibri" fo:background-color="transparent" style:use-window-font-color="true" fo:text-transform="uppercase"/>
    </style:style>
    <style:style style:name="T10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 fo:text-transform="uppercase"/>
    </style:style>
    <style:style style:name="T11" style:family="text">
      <style:text-properties fo:font-size="14.00pt" fo:font-weight="bold" fo:font-family="Calibri" style:font-family-asian="Calibri" style:font-family-complex="Calibri" fo:background-color="transparent" style:use-window-font-color="true" fo:text-transform="uppercase"/>
    </style:style>
    <style:style style:name="T12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 fo:text-transform="uppercase"/>
    </style:style>
    <style:style style:name="T13" style:family="text">
      <style:text-properties fo:font-size="14.00pt" fo:font-weight="bold" fo:font-family="Calibri" style:font-family-asian="Calibri" style:font-family-complex="Calibri" fo:background-color="transparent" style:use-window-font-color="true" fo:text-transform="uppercase"/>
    </style:style>
    <style:style style:name="T14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 fo:text-transform="uppercase"/>
    </style:style>
    <style:style style:name="T15" style:family="text">
      <style:text-properties fo:font-size="14.00pt" fo:font-weight="bold" fo:font-family="Calibri" style:font-family-asian="Calibri" style:font-family-complex="Calibri" fo:background-color="transparent" style:use-window-font-color="true" fo:text-transform="uppercase"/>
    </style:style>
    <style:style style:name="T16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 fo:text-transform="uppercase"/>
    </style:style>
    <style:style style:name="T17" style:family="text">
      <style:text-properties fo:font-size="14.00pt" fo:font-weight="bold" fo:font-family="Calibri" style:font-family-asian="Calibri" style:font-family-complex="Calibri" fo:background-color="transparent" style:use-window-font-color="true" fo:text-transform="uppercase"/>
    </style:style>
    <style:style style:name="T18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 fo:text-transform="uppercase"/>
    </style:style>
    <style:style style:name="T19" style:family="text">
      <style:text-properties fo:font-size="14.00pt" fo:font-weight="bold" fo:font-family="Calibri" style:font-family-asian="Calibri" style:font-family-complex="Calibri" fo:background-color="transparent" style:use-window-font-color="true" fo:text-transform="uppercase"/>
    </style:style>
    <style:style style:name="T20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 fo:text-transform="uppercase"/>
    </style:style>
    <style:style style:name="T21" style:family="text">
      <style:text-properties fo:font-size="14.00pt" fo:font-weight="bold" fo:font-family="Calibri" style:font-family-asian="Calibri" style:font-family-complex="Calibri" fo:background-color="transparent" style:use-window-font-color="true" fo:text-transform="uppercase"/>
    </style:style>
    <style:style style:name="T22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 fo:text-transform="uppercase"/>
    </style:style>
    <style:style style:name="T2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bold" fo:font-family="'Liberation Serif'" style:font-family-asian="'Liberation Serif'" style:font-family-complex="'Liberation Serif'" fo:background-color="transparent" fo:color="#000000"/>
    </style:style>
    <style:style style:name="T25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26" style:family="text">
      <style:text-properties fo:font-size="14.00pt" fo:font-weight="bold" fo:font-family="'Liberation Serif'" style:font-family-asian="'Liberation Serif'" style:font-family-complex="'Liberation Serif'" fo:background-color="transparent" fo:color="#000000"/>
    </style:style>
    <style:style style:name="T27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bold" fo:font-family="Calibri" style:font-family-asian="Calibri" style:font-family-complex="Calibri" fo:background-color="transparent" style:use-window-font-color="true" fo:font-variant="small-caps" fo:text-transform="uppercase"/>
    </style:style>
    <style:style style:name="T3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fo:font-weight="bold" fo:font-family="'Liberation Serif'" style:font-family-asian="'Liberation Serif'" style:font-family-complex="'Liberation Serif'" fo:background-color="transparent" fo:color="#ff0000"/>
    </style:style>
    <style:style style:name="T36" style:family="text">
      <style:text-properties fo:font-size="14.00pt" fo:font-weight="bold" fo:font-family="'Segoe UI Symbol'" style:font-family-asian="'Segoe UI Symbol'" style:font-family-complex="'Segoe UI Symbol'" fo:background-color="transparent" fo:color="#000000"/>
    </style:style>
    <style:style style:name="T37" style:family="text">
      <style:text-properties fo:font-size="14.00pt" fo:font-weight="bold" fo:font-family="'Liberation Serif'" style:font-family-asian="'Liberation Serif'" style:font-family-complex="'Liberation Serif'" fo:background-color="transparent" fo:color="#000000"/>
    </style:style>
    <style:style style:name="T3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4.00pt" fo:font-weight="bold" fo:font-family="'Liberation Serif'" style:font-family-asian="'Liberation Serif'" style:font-family-complex="'Liberation Serif'" fo:background-color="transparent" fo:color="#000000"/>
    </style:style>
    <style:style style:name="T43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44" style:family="text">
      <style:text-properties fo:font-size="14.00pt" fo:font-weight="bold" fo:font-family="'Liberation Serif'" style:font-family-asian="'Liberation Serif'" style:font-family-complex="'Liberation Serif'" fo:background-color="transparent" fo:color="#000000"/>
    </style:style>
    <style:style style:name="T4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48" style:family="text">
      <style:text-properties fo:font-size="14.00pt" fo:font-weight="bold" fo:font-family="'Liberation Serif'" style:font-family-asian="'Liberation Serif'" style:font-family-complex="'Liberation Serif'" fo:background-color="transparent" fo:color="#000000"/>
    </style:style>
    <style:style style:name="T49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50" style:family="text">
      <style:text-properties fo:font-size="14.00pt" fo:font-weight="bold" fo:font-family="'Liberation Serif'" style:font-family-asian="'Liberation Serif'" style:font-family-complex="'Liberation Serif'" fo:background-color="transparent" fo:color="#000000"/>
    </style:style>
    <style:style style:name="T51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60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61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62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63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64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7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79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80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81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82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83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84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85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86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87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88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89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90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91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92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93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94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95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96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97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98" style:family="text">
      <style:text-properties fo:font-size="14.00pt" fo:font-weight="bold" fo:font-family="'Liberation Serif'" style:font-family-asian="'Liberation Serif'" style:font-family-complex="'Liberation Serif'" fo:background-color="transparent" fo:color="#000000"/>
    </style:style>
    <style:style style:name="T99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00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101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02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103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04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105" style:family="text">
      <style:text-properties fo:font-size="14.00pt" fo:font-weight="bold" fo:font-family="'Liberation Serif'" style:font-family-asian="'Liberation Serif'" style:font-family-complex="'Liberation Serif'" fo:background-color="transparent" fo:color="#000000"/>
    </style:style>
    <style:style style:name="T106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07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108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09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110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11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112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13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114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15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116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17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118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19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1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8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1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4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0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1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1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3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6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7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8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9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300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7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30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339" style:family="text">
      <style:text-properties fo:font-size="14.00pt" fo:font-weight="bold" fo:font-family="'Liberation Serif'" style:font-family-asian="'Liberation Serif'" style:font-family-complex="'Liberation Serif'" fo:background-color="transparent" fo:color="#000000"/>
    </style:style>
    <style:style style:name="T340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341" style:family="text">
      <style:text-properties fo:font-size="14.00pt" fo:font-weight="bold" fo:font-family="'Liberation Serif'" style:font-family-asian="'Liberation Serif'" style:font-family-complex="'Liberation Serif'" fo:background-color="transparent" fo:color="#000000"/>
    </style:style>
    <style:style style:name="T342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343" style:family="text">
      <style:text-properties fo:font-size="14.00pt" fo:font-weight="bold" fo:font-family="'Liberation Serif'" style:font-family-asian="'Liberation Serif'" style:font-family-complex="'Liberation Serif'" fo:background-color="transparent" fo:color="#000000"/>
    </style:style>
    <style:style style:name="T344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45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346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47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348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49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350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51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352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53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354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55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356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357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58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359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60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361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62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363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64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365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66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367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68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369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70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371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72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373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74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375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76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377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78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379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80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381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82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383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84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385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86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387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88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389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90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391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92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393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94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395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96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397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398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399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400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401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402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403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404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405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406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407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408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409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410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411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412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413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414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415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416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417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418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419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420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421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422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423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424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425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426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427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428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429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43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31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43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33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43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35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43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37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43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39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44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41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44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43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4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5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4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7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44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49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45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51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45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53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45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55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4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7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45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59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46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61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46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63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46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65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466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46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68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46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70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47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72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473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47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75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47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77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47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79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48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81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48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83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48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85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48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87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48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89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49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1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49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3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49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5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49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7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49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499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50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1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50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3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50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5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50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7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50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09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51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1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51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3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51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5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51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7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51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19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52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21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52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23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52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25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52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27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52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29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53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31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53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33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53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35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53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37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538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5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0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5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2" style:family="text">
      <style:text-properties fo:font-size="12.00pt" fo:font-weight="normal" fo:font-family="FreeMono" style:font-family-asian="FreeMono" style:font-family-complex="FreeMono" fo:background-color="transparent" fo:color="#000000"/>
    </style:style>
    <style:style style:name="T5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4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545" style:family="text">
      <style:text-properties fo:font-size="14.00pt" fo:font-weight="bold" fo:font-family="'Liberation Serif'" style:font-family-asian="'Liberation Serif'" style:font-family-complex="'Liberation Serif'" fo:background-color="transparent" fo:color="#000000"/>
    </style:style>
    <style:style style:name="T546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547" style:family="text">
      <style:text-properties fo:font-size="14.00pt" fo:font-weight="bold" fo:font-family="'Liberation Serif'" style:font-family-asian="'Liberation Serif'" style:font-family-complex="'Liberation Serif'" fo:background-color="transparent" fo:color="#000000"/>
    </style:style>
    <style:style style:name="T548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549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550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551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552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553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554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555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556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557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558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559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560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561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562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563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564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565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566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567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568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569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570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571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572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573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574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575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576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577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578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579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580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581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582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583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584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585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586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587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588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589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590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591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592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593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594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595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596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597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598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599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600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601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602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603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604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605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606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607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608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609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610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611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612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613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614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615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616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617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618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619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620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621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622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623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624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625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T626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627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628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629" style:family="text">
      <style:text-properties fo:font-size="14.00pt" fo:font-weight="normal" fo:font-family="'Liberation Serif'" style:font-family-asian="'Liberation Serif'" style:font-family-complex="'Liberation Serif'" fo:background-color="transparent" fo:color="#000000"/>
    </style:style>
    <style:style style:name="P1" style:family="paragraph">
      <style:paragraph-properties fo:line-height="150.00%" fo:text-align="center"/>
    </style:style>
    <style:style style:name="P2" style:family="paragraph">
      <style:paragraph-properties fo:line-height="150.00%" fo:text-align="left"/>
    </style:style>
    <style:style style:name="P3" style:family="paragraph">
      <style:paragraph-properties fo:line-height="150.00%" fo:text-align="center"/>
    </style:style>
    <style:style style:name="P4" style:family="paragraph">
      <style:paragraph-properties fo:line-height="100.00%" fo:text-align="left" fo:margin-left="0.00pt" fo:text-indent="-5.40pt">
        <style:tab-stops>
          <style:tab-stop style:position="217.40pt" style:type="right"/>
          <style:tab-stop style:position="3289.65pt" style:type="center"/>
          <style:tab-stop style:position="421121.65pt" style:type="right"/>
        </style:tab-stops>
      </style:paragraph-properties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center"/>
    </style:style>
    <style:style style:name="P7" style:family="paragraph">
      <style:paragraph-properties fo:line-height="100.00%" fo:text-align="left" fo:margin-left="0.00pt" fo:text-indent="-5.40pt">
        <style:tab-stops>
          <style:tab-stop style:position="217.40pt" style:type="right"/>
          <style:tab-stop style:position="3289.65pt" style:type="center"/>
          <style:tab-stop style:position="421121.65pt" style:type="right"/>
        </style:tab-stops>
      </style:paragraph-properties>
    </style:style>
    <style:style style:name="P8" style:family="paragraph">
      <style:paragraph-properties fo:line-height="100.00%" fo:text-align="left" fo:margin-left="0.00pt" fo:text-indent="-5.40pt">
        <style:tab-stops>
          <style:tab-stop style:position="217.40pt" style:type="right"/>
          <style:tab-stop style:position="3289.65pt" style:type="center"/>
          <style:tab-stop style:position="421121.65pt" style:type="righ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center"/>
    </style:style>
    <style:style style:name="P11" style:family="paragraph">
      <style:paragraph-properties fo:line-height="100.00%" fo:text-align="left" fo:margin-left="0.00pt" fo:text-indent="-5.40pt">
        <style:tab-stops>
          <style:tab-stop style:position="217.40pt" style:type="right"/>
          <style:tab-stop style:position="3289.65pt" style:type="center"/>
          <style:tab-stop style:position="421121.65pt" style:type="right"/>
        </style:tab-stops>
      </style:paragraph-properties>
    </style:style>
    <style:style style:name="P12" style:family="paragraph">
      <style:paragraph-properties fo:line-height="150.00%" fo:text-align="center"/>
    </style:style>
    <style:style style:name="P13" style:family="paragraph">
      <style:paragraph-properties fo:line-height="150.00%" fo:text-align="left" fo:margin-left="0.00pt" fo:text-indent="35.45pt"/>
    </style:style>
    <style:style style:name="P14" style:family="paragraph">
      <style:paragraph-properties fo:line-height="150.00%" fo:text-align="left" fo:margin-left="0.00pt" fo:text-indent="35.45pt" fo:margin-bottom="7.00pt"/>
    </style:style>
    <style:style style:name="P15" style:family="paragraph">
      <style:paragraph-properties fo:line-height="120.00%" fo:text-align="left" fo:margin-bottom="7.00pt"/>
    </style:style>
    <text:list-style style:name="L16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16" style:family="paragraph">
      <style:paragraph-properties fo:line-height="120.00%" fo:text-align="left"/>
    </style:style>
    <style:style style:name="P17" style:family="paragraph">
      <style:paragraph-properties fo:line-height="120.00%" fo:text-align="left" fo:margin-bottom="7.00pt"/>
    </style:style>
    <style:style style:name="P18" style:family="paragraph">
      <style:paragraph-properties fo:line-height="150.00%" fo:text-align="left" fo:margin-left="0.00pt" fo:text-indent="35.45pt"/>
    </style:style>
    <style:style style:name="P19" style:family="paragraph">
      <style:paragraph-properties fo:line-height="150.00%" fo:text-align="left"/>
    </style:style>
    <style:style style:name="P20" style:family="paragraph">
      <style:paragraph-properties fo:line-height="150.00%" fo:text-align="left" fo:margin-left="0.00pt" fo:text-indent="35.45pt"/>
    </style:style>
    <style:style style:name="TableColumn0100" style:family="table-column">
      <style:table-column-properties style:column-width="3.019444in"/>
    </style:style>
    <style:style style:name="TableColumn0101" style:family="table-column">
      <style:table-column-properties style:column-width="1.811806in"/>
    </style:style>
    <style:style style:name="TableColumn0102" style:family="table-column">
      <style:table-column-properties style:column-width="2.011806in"/>
    </style:style>
    <style:style style:name="Table01" style:family="table">
      <style:table-properties style:width="6.843056in" fo:margin-left="0.000000in" style:writing-mode="lr" table:align="left" style:may-break-between-rows="true"/>
    </style:style>
    <style:style style:name="TableRow0100" style:family="table-row">
      <style:table-row-properties style:min-row-height="0.426389in"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6944in solid #000000" fo:padding-left="0.075000in" fo:padding-right="0.075000in" fo:vertical-align="bottom" fo:background-color="#ffffff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Row0101" style:family="table-row">
      <style:table-row-properties style:min-row-height="0.426389in"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  <style:style style:name="TableCell010101" style:family="table-cell">
      <style:table-cell-properties fo:border-top="0.006944in solid #000000" fo:border-left="0.000694in solid #000000" fo:border-right="0.000694in solid #000000" fo:border-bottom="0.006944in solid #000000" fo:padding-left="0.075000in" fo:padding-right="0.075000in" fo:vertical-align="bottom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bottom" fo:background-color="#ffffff"/>
    </style:style>
  </office:automatic-styles>
  <office:body>
    <office:text>
      <text:p text:style-name="P1"><text:span text:style-name="T1">МИНОБРНАУКИ</text:span><text:span text:style-name="T2"><text:s/></text:span><text:span text:style-name="T3">РОССИИ</text:span></text:p>
      <text:p text:style-name="P1"><text:span text:style-name="T3">Санкт</text:span><text:span text:style-name="T4">-</text:span><text:span text:style-name="T5">Петербургский</text:span><text:span text:style-name="T6"><text:s/></text:span><text:span text:style-name="T7">государственный</text:span></text:p>
      <text:p text:style-name="P1"><text:span text:style-name="T7">электротехнический</text:span><text:span text:style-name="T8"><text:s/></text:span><text:span text:style-name="T9">университет</text:span></text:p>
      <text:p text:style-name="P1"><text:span text:style-name="T10">«</text:span><text:span text:style-name="T11">ЛЭТИ</text:span><text:span text:style-name="T12">»<text:s/></text:span><text:span text:style-name="T13">им</text:span><text:span text:style-name="T14">.<text:s/></text:span><text:span text:style-name="T15">В</text:span><text:span text:style-name="T16">.</text:span><text:span text:style-name="T17">И</text:span><text:span text:style-name="T18">.<text:s/></text:span><text:span text:style-name="T19">Ульянова</text:span><text:span text:style-name="T20"><text:s/>(</text:span><text:span text:style-name="T21">Ленина</text:span><text:span text:style-name="T22">)</text:span></text:p>
      <text:p text:style-name="P1"><text:span text:style-name="T23">Кафедра</text:span><text:span text:style-name="T24"><text:s/></text:span><text:span text:style-name="T25">МО</text:span><text:span text:style-name="T26"><text:s/></text:span><text:span text:style-name="T27">ЭВМ</text:span></text:p>
      <text:p text:style-name="P1"><text:span text:style-name="T28"/></text:p>
      <text:p text:style-name="P1"><text:span text:style-name="T28"/></text:p>
      <text:p text:style-name="P1"><text:span text:style-name="T28"/></text:p>
      <text:p text:style-name="P1"><text:span text:style-name="T28"/></text:p>
      <text:p text:style-name="P1"><text:span text:style-name="T28"/></text:p>
      <text:p text:style-name="P1"><text:span text:style-name="T29">отчет</text:span></text:p>
      <text:p text:style-name="P1"><text:span text:style-name="T30">по</text:span><text:span text:style-name="T31"><text:s/></text:span><text:span text:style-name="T32">лабораторной</text:span><text:span text:style-name="T33"><text:s/></text:span><text:span text:style-name="T34">работе</text:span><text:span text:style-name="T35"><text:s/></text:span><text:span text:style-name="T36">№</text:span><text:span text:style-name="T37">1</text:span></text:p>
      <text:p text:style-name="P1"><text:span text:style-name="T38">по</text:span><text:span text:style-name="T39"><text:s/></text:span><text:span text:style-name="T40">дисциплине</text:span><text:span text:style-name="T41"><text:s/></text:span><text:span text:style-name="T42">«</text:span><text:span text:style-name="T43">Программирование</text:span><text:span text:style-name="T44">»</text:span></text:p>
      <text:p text:style-name="P1"><text:span text:style-name="T45">Тема</text:span><text:span text:style-name="T46">:<text:s/></text:span><text:span text:style-name="T47">Стандартная</text:span><text:span text:style-name="T48"><text:s/></text:span><text:span text:style-name="T49">библеотека</text:span><text:span text:style-name="T50"><text:s/></text:span><text:span text:style-name="T51">Си</text:span></text:p>
      <text:p text:style-name="P1"><text:span text:style-name="T52"/></text:p>
      <text:p text:style-name="P1"><text:span text:style-name="T52"/></text:p>
      <text:p text:style-name="P1"><text:span text:style-name="T52"/></text:p>
      <text:p text:style-name="P1"><text:span text:style-name="T52"/></text:p>
      <text:p text:style-name="P2"><text:span text:style-name="T52"/></text:p>
      <text:p text:style-name="P3"><text:span text:style-name="T52"/></text:p>
      <text:p text:style-name="P3"><text:span text:style-name="T52"/></text:p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5"><text:span text:style-name="T53">Студент</text:span><text:span text:style-name="T54"><text:s/></text:span><text:span text:style-name="T55">гр</text:span><text:span text:style-name="T56">.<text:s/></text:span><text:span text:style-name="T57">6303</text:span><text:span text:style-name="T58"/></text:p>
          </table:table-cell>
          <table:table-cell table:style-name="TableCell010001">
            <text:p text:style-name="P5"><text:span text:style-name="T58"/></text:p>
          </table:table-cell>
          <table:table-cell table:style-name="TableCell010002">
            <text:p text:style-name="P6"><text:span text:style-name="T59">Гречков</text:span><text:span text:style-name="T60"><text:s/></text:span><text:span text:style-name="T61">С</text:span><text:span text:style-name="T62">.</text:span><text:span text:style-name="T63">Д</text:span><text:span text:style-name="T64">.</text:span><text:span text:style-name="T65"/></text:p>
          </table:table-cell>
        </table:table-row>
        <table:table-row table:style-name="TableRow0101">
          <table:table-cell table:style-name="TableCell010100">
            <text:p text:style-name="P9"><text:span text:style-name="T66">Преподаватель</text:span><text:span text:style-name="T67"/></text:p>
          </table:table-cell>
          <table:table-cell table:style-name="TableCell010101">
            <text:p text:style-name="P9"><text:span text:style-name="T67"/></text:p>
          </table:table-cell>
          <table:table-cell table:style-name="TableCell010102">
            <text:p text:style-name="P10"><text:span text:style-name="T68">Берленко Т.А.</text:span><text:span text:style-name="T69"/></text:p>
          </table:table-cell>
        </table:table-row>
      </table:table>
      <text:p text:style-name="P12"><text:span text:style-name="T69"/></text:p>
      <text:p text:style-name="P12"><text:span text:style-name="T69"><text:line-break/></text:span></text:p>
      <text:p text:style-name="P12"><text:span text:style-name="T70">Санкт</text:span><text:span text:style-name="T71">-</text:span><text:span text:style-name="T72">Петербург</text:span></text:p>
      <text:p text:style-name="P12"><text:span text:style-name="T73">2017</text:span></text:p>
      <text:p text:style-name="P13"><text:span text:style-name="T74">Цель</text:span><text:span text:style-name="T75"><text:s/></text:span><text:span text:style-name="T76">работы</text:span><text:span text:style-name="T77">.</text:span></text:p>
      <text:p text:style-name="P14"><text:span text:style-name="T78">Напишсать</text:span><text:span text:style-name="T79"><text:s/></text:span><text:span text:style-name="T80">программу</text:span><text:span text:style-name="T81">,<text:s/></text:span><text:span text:style-name="T82">на</text:span><text:span text:style-name="T83"><text:s/></text:span><text:span text:style-name="T84">вход</text:span><text:span text:style-name="T85"><text:s/></text:span><text:span text:style-name="T86">которой</text:span><text:span text:style-name="T87"><text:s/></text:span><text:span text:style-name="T88">подается</text:span><text:span text:style-name="T89"><text:s/></text:span><text:span text:style-name="T90">массив</text:span><text:span text:style-name="T91"><text:s/></text:span><text:span text:style-name="T92">целых</text:span><text:span text:style-name="T93"><text:s/></text:span><text:span text:style-name="T94">чисел</text:span><text:span text:style-name="T95"><text:s/></text:span><text:span text:style-name="T96">длины</text:span><text:span text:style-name="T97"><text:s/></text:span><text:span text:style-name="T98">1000,<text:s/></text:span><text:span text:style-name="T99">при</text:span><text:span text:style-name="T100"><text:s/></text:span><text:span text:style-name="T101">этом</text:span><text:span text:style-name="T102"><text:s/></text:span><text:span text:style-name="T103">число</text:span><text:span text:style-name="T104"><text:s/></text:span><text:span text:style-name="T105">0<text:s/></text:span><text:span text:style-name="T106">либо</text:span><text:span text:style-name="T107"><text:s/></text:span><text:span text:style-name="T108">встречается</text:span><text:span text:style-name="T109"><text:s/></text:span><text:span text:style-name="T110">один</text:span><text:span text:style-name="T111"><text:s/></text:span><text:span text:style-name="T112">раз</text:span><text:span text:style-name="T113">,<text:s/></text:span><text:span text:style-name="T114">либо</text:span><text:span text:style-name="T115"><text:s/></text:span><text:span text:style-name="T116">не</text:span><text:span text:style-name="T117"><text:s/></text:span><text:span text:style-name="T118">встречается</text:span><text:span text:style-name="T119">.</text:span></text:p>
      <text:p text:style-name="P15"><text:span text:style-name="T120">Программа</text:span><text:span text:style-name="T121"><text:s/></text:span><text:span text:style-name="T122">должна</text:span><text:span text:style-name="T123"><text:s/></text:span><text:span text:style-name="T124">совершать</text:span><text:span text:style-name="T125"><text:s/></text:span><text:span text:style-name="T126">следующие</text:span><text:span text:style-name="T127"><text:s/></text:span><text:span text:style-name="T128">действия</text:span><text:span text:style-name="T129">:</text:span></text:p>
      <text:list text:style-name="L16">
        <text:list-item>
          <text:p text:style-name="P16"><text:span text:style-name="T130">отсортировать</text:span><text:span text:style-name="T131"><text:s/></text:span><text:span text:style-name="T132">массив</text:span><text:span text:style-name="T133">,<text:s/></text:span><text:span text:style-name="T134">используя</text:span><text:span text:style-name="T135"><text:s/></text:span><text:span text:style-name="T136">алгоритм</text:span><text:span text:style-name="T137"><text:s/></text:span><text:span text:style-name="T138">быстрой</text:span><text:span text:style-name="T139"><text:s/></text:span><text:span text:style-name="T140">сортировки</text:span><text:span text:style-name="T141"><text:s/>(</text:span><text:span text:style-name="T142">см</text:span><text:span text:style-name="T143">. </text:span><text:span text:style-name="T144">функции</text:span><text:span text:style-name="T145"><text:s/></text:span><text:span text:style-name="T146">стандартной</text:span><text:span text:style-name="T147"><text:s/></text:span><text:span text:style-name="T148">библиотеки</text:span><text:span text:style-name="T149">)</text:span></text:p>
        </text:list-item>
        <text:list-item>
          <text:p text:style-name="P16"><text:span text:style-name="T150">определить</text:span><text:span text:style-name="T151">,<text:s/></text:span><text:span text:style-name="T152">присутствует</text:span><text:span text:style-name="T153"><text:s/></text:span><text:span text:style-name="T154">ли</text:span><text:span text:style-name="T155"><text:s/></text:span><text:span text:style-name="T156">в</text:span><text:span text:style-name="T157"><text:s/></text:span><text:span text:style-name="T158">массиве</text:span><text:span text:style-name="T159"><text:s/></text:span><text:span text:style-name="T160">число</text:span><text:span text:style-name="T161"><text:s/></text:span><text:span text:style-name="T162">0</text:span><text:span text:style-name="T163">,<text:s/></text:span><text:span text:style-name="T164">используя</text:span><text:span text:style-name="T165"><text:s/></text:span><text:span text:style-name="T166">алгоритм</text:span><text:span text:style-name="T167"><text:s/></text:span><text:span text:style-name="T168">двоичного</text:span><text:span text:style-name="T169"><text:s/></text:span><text:span text:style-name="T170">поиска</text:span><text:span text:style-name="T171"><text:s/>(</text:span><text:span text:style-name="T172">для</text:span><text:span text:style-name="T173"><text:s/></text:span><text:span text:style-name="T174">реализации</text:span><text:span text:style-name="T175"><text:s/></text:span><text:span text:style-name="T176">алгоритма</text:span><text:span text:style-name="T177"><text:s/></text:span><text:span text:style-name="T178">двоичного</text:span><text:span text:style-name="T179"><text:s/></text:span><text:span text:style-name="T180">поиска</text:span><text:span text:style-name="T181"><text:s/></text:span><text:span text:style-name="T182">используйте</text:span><text:span text:style-name="T183"> </text:span><text:span text:style-name="T184">функцию</text:span><text:span text:style-name="T185"><text:s/></text:span><text:span text:style-name="T186">стандартной</text:span><text:span text:style-name="T187"><text:s/></text:span><text:span text:style-name="T188">библиотеки</text:span><text:span text:style-name="T189">)</text:span></text:p>
        </text:list-item>
        <text:list-item>
          <text:p text:style-name="P16"><text:span text:style-name="T190">посчитать</text:span><text:span text:style-name="T191"><text:s/></text:span><text:span text:style-name="T192">время</text:span><text:span text:style-name="T193">,<text:s/></text:span><text:span text:style-name="T194">за</text:span><text:span text:style-name="T195"><text:s/></text:span><text:span text:style-name="T196">которое</text:span><text:span text:style-name="T197"><text:s/></text:span><text:span text:style-name="T198">совершен</text:span><text:span text:style-name="T199"><text:s/></text:span><text:span text:style-name="T200">поиск</text:span><text:span text:style-name="T201"><text:s/></text:span><text:span text:style-name="T202">числа</text:span><text:span text:style-name="T203"><text:s/></text:span><text:span text:style-name="T204">0</text:span><text:span text:style-name="T205">,<text:s/></text:span><text:span text:style-name="T206">используя</text:span><text:span text:style-name="T207"><text:s/></text:span><text:span text:style-name="T208">при</text:span><text:span text:style-name="T209"><text:s/></text:span><text:span text:style-name="T210">этом</text:span><text:span text:style-name="T211"><text:s/></text:span><text:span text:style-name="T212">функцию</text:span><text:span text:style-name="T213"><text:s/></text:span><text:span text:style-name="T214">стандартной</text:span><text:span text:style-name="T215"><text:s/></text:span><text:span text:style-name="T216">библиотеки</text:span></text:p>
        </text:list-item>
        <text:list-item>
          <text:p text:style-name="P16"><text:span text:style-name="T217">вывести</text:span><text:span text:style-name="T218"><text:s/></text:span><text:span text:style-name="T219">строку</text:span><text:span text:style-name="T220"><text:s/>"exists",<text:s/></text:span><text:span text:style-name="T221">если</text:span><text:span text:style-name="T222"><text:s/></text:span><text:span text:style-name="T223">ноль</text:span><text:span text:style-name="T224"><text:s/></text:span><text:span text:style-name="T225">в</text:span><text:span text:style-name="T226"><text:s/></text:span><text:span text:style-name="T227">массиве</text:span><text:span text:style-name="T228"><text:s/></text:span><text:span text:style-name="T229">есть</text:span><text:span text:style-name="T230"><text:s/></text:span><text:span text:style-name="T231">и</text:span><text:span text:style-name="T232"><text:s/>"doesn't exist"<text:s/></text:span><text:span text:style-name="T233">в</text:span><text:span text:style-name="T234"><text:s/></text:span><text:span text:style-name="T235">противном</text:span><text:span text:style-name="T236"><text:s/></text:span><text:span text:style-name="T237">случае</text:span></text:p>
        </text:list-item>
        <text:list-item>
          <text:p text:style-name="P16"><text:span text:style-name="T237">вывести</text:span><text:span text:style-name="T238"><text:s/></text:span><text:span text:style-name="T239">время</text:span><text:span text:style-name="T240">,<text:s/></text:span><text:span text:style-name="T241">за</text:span><text:span text:style-name="T242"><text:s/></text:span><text:span text:style-name="T243">которое</text:span><text:span text:style-name="T244"><text:s/></text:span><text:span text:style-name="T245">был</text:span><text:span text:style-name="T246"><text:s/></text:span><text:span text:style-name="T247">совершен</text:span><text:span text:style-name="T248"><text:s/></text:span><text:span text:style-name="T249">двоичный</text:span><text:span text:style-name="T250"><text:s/></text:span><text:span text:style-name="T251">поиск</text:span></text:p>
        </text:list-item>
        <text:list-item>
          <text:p text:style-name="P16"><text:span text:style-name="T251">определить</text:span><text:span text:style-name="T252">,<text:s/></text:span><text:span text:style-name="T253">присутствует</text:span><text:span text:style-name="T254"><text:s/></text:span><text:span text:style-name="T255">ли</text:span><text:span text:style-name="T256"><text:s/></text:span><text:span text:style-name="T257">в</text:span><text:span text:style-name="T258"><text:s/></text:span><text:span text:style-name="T259">массиве</text:span><text:span text:style-name="T260"><text:s/></text:span><text:span text:style-name="T261">число</text:span><text:span text:style-name="T262"><text:s/></text:span><text:span text:style-name="T263">0</text:span><text:span text:style-name="T264">,<text:s/></text:span><text:span text:style-name="T265">используя</text:span><text:span text:style-name="T266"><text:s/></text:span><text:span text:style-name="T267">перебор</text:span><text:span text:style-name="T268"><text:s/></text:span><text:span text:style-name="T269">всех</text:span><text:span text:style-name="T270"><text:s/></text:span><text:span text:style-name="T271">чисел</text:span><text:span text:style-name="T272"><text:s/></text:span><text:span text:style-name="T273">массива</text:span></text:p>
        </text:list-item>
        <text:list-item>
          <text:p text:style-name="P16"><text:span text:style-name="T273">посчитать</text:span><text:span text:style-name="T274"><text:s/></text:span><text:span text:style-name="T275">время</text:span><text:span text:style-name="T276">,<text:s/></text:span><text:span text:style-name="T277">за</text:span><text:span text:style-name="T278"><text:s/></text:span><text:span text:style-name="T279">которое</text:span><text:span text:style-name="T280"><text:s/></text:span><text:span text:style-name="T281">совершен</text:span><text:span text:style-name="T282"><text:s/></text:span><text:span text:style-name="T283">поиск</text:span><text:span text:style-name="T284"><text:s/></text:span><text:span text:style-name="T285">числа</text:span><text:span text:style-name="T286"><text:s/></text:span><text:span text:style-name="T287">0<text:s/></text:span><text:span text:style-name="T288">перебором</text:span><text:span text:style-name="T289">,<text:s/></text:span><text:span text:style-name="T290">используя</text:span><text:span text:style-name="T291"><text:s/></text:span><text:span text:style-name="T292">при</text:span><text:span text:style-name="T293"><text:s/></text:span><text:span text:style-name="T294">этом</text:span><text:span text:style-name="T295"><text:s/></text:span><text:span text:style-name="T296">функцию</text:span><text:span text:style-name="T297"><text:s/></text:span><text:span text:style-name="T298">стандартной</text:span><text:span text:style-name="T299"><text:s/></text:span><text:span text:style-name="T300">библиотеки</text:span></text:p>
        </text:list-item>
        <text:list-item>
          <text:p text:style-name="P16"><text:span text:style-name="T301">вывести</text:span><text:span text:style-name="T302"><text:s/></text:span><text:span text:style-name="T303">строку</text:span><text:span text:style-name="T304"><text:s/>"exists",<text:s/></text:span><text:span text:style-name="T305">если</text:span><text:span text:style-name="T306"><text:s/></text:span><text:span text:style-name="T307">0</text:span><text:span text:style-name="T308"><text:s/></text:span><text:span text:style-name="T309">в</text:span><text:span text:style-name="T310"><text:s/></text:span><text:span text:style-name="T311">массиве</text:span><text:span text:style-name="T312"><text:s/></text:span><text:span text:style-name="T313">есть</text:span><text:span text:style-name="T314"><text:s/></text:span><text:span text:style-name="T315">и</text:span><text:span text:style-name="T316"><text:s/>"doesn't exist"<text:s/></text:span><text:span text:style-name="T317">в</text:span><text:span text:style-name="T318"><text:s/></text:span><text:span text:style-name="T319">противном</text:span><text:span text:style-name="T320"><text:s/></text:span><text:span text:style-name="T321">случае</text:span></text:p>
        </text:list-item>
        <text:list-item>
          <text:p text:style-name="P17"><text:span text:style-name="T321">вывести</text:span><text:span text:style-name="T322"><text:s/></text:span><text:span text:style-name="T323">время</text:span><text:span text:style-name="T324">,<text:s/></text:span><text:span text:style-name="T325">за</text:span><text:span text:style-name="T326"><text:s/></text:span><text:span text:style-name="T327">которое</text:span><text:span text:style-name="T328"><text:s/></text:span><text:span text:style-name="T329">была</text:span><text:span text:style-name="T330"><text:s/></text:span><text:span text:style-name="T331">совершен</text:span><text:span text:style-name="T332"><text:s/></text:span><text:span text:style-name="T333">поиск</text:span><text:span text:style-name="T334"><text:s/></text:span><text:span text:style-name="T335">перебором</text:span><text:span text:style-name="T336">.</text:span></text:p>
        </text:list-item>
      </text:list>
      <text:p text:style-name="P18"><text:span text:style-name="T337"/></text:p>
      <text:p text:style-name="P18"><text:span text:style-name="T338">Описание</text:span><text:span text:style-name="T339"><text:s/></text:span><text:span text:style-name="T340">работы</text:span><text:span text:style-name="T341"><text:s/></text:span><text:span text:style-name="T342">программы</text:span><text:span text:style-name="T343">.</text:span></text:p>
      <text:p text:style-name="P18"><text:span text:style-name="T344">Программа</text:span><text:span text:style-name="T345"><text:s/></text:span><text:span text:style-name="T346">представлена</text:span><text:span text:style-name="T347"><text:s/></text:span><text:span text:style-name="T348">в</text:span><text:span text:style-name="T349"><text:s/></text:span><text:span text:style-name="T350">виде</text:span><text:span text:style-name="T351"><text:s/></text:span><text:span text:style-name="T352">нескольких</text:span><text:span text:style-name="T353"><text:s/></text:span><text:span text:style-name="T354">функций</text:span><text:span text:style-name="T355">:</text:span></text:p>
      <text:p text:style-name="P19"><text:span text:style-name="T356">1)<text:s/></text:span><text:span text:style-name="T357">Вспомогательных</text:span><text:span text:style-name="T358">,<text:s/></text:span><text:span text:style-name="T359">таких</text:span><text:span text:style-name="T360"><text:s/></text:span><text:span text:style-name="T361">как</text:span><text:span text:style-name="T362"><text:s/>int comp (int* a, int* b)<text:s/></text:span><text:span text:style-name="T363">и</text:span><text:span text:style-name="T364"><text:s/>int funccompar (int* key,int* cmpelem)<text:line-break/>2)<text:s/></text:span><text:span text:style-name="T365">Основных</text:span><text:span text:style-name="T366">,<text:s/></text:span><text:span text:style-name="T367">таких</text:span><text:span text:style-name="T368"><text:s/></text:span><text:span text:style-name="T369">как</text:span><text:span text:style-name="T370"><text:s/>int SortAndCompare(int* arr, int n, int elem) ,<text:s/></text:span><text:span text:style-name="T371">которая</text:span><text:span text:style-name="T372"><text:s/></text:span><text:span text:style-name="T373">выполняет</text:span><text:span text:style-name="T374"><text:s/></text:span><text:span text:style-name="T375">сортировку</text:span><text:span text:style-name="T376"><text:s/></text:span><text:span text:style-name="T377">массива</text:span><text:span text:style-name="T378">,<text:s/></text:span><text:span text:style-name="T379">поиск</text:span><text:span text:style-name="T380"><text:s/></text:span><text:span text:style-name="T381">элемента</text:span><text:span text:style-name="T382"><text:s/></text:span><text:span text:style-name="T383">в</text:span><text:span text:style-name="T384"><text:s/></text:span><text:span text:style-name="T385">массиве</text:span><text:span text:style-name="T386"><text:s/></text:span><text:span text:style-name="T387">и</text:span><text:span text:style-name="T388"><text:s/></text:span><text:span text:style-name="T389">замеряет</text:span><text:span text:style-name="T390"><text:s/></text:span><text:span text:style-name="T391">время</text:span><text:span text:style-name="T392"><text:s/></text:span><text:span text:style-name="T393">работы</text:span><text:span text:style-name="T394"><text:s/></text:span><text:span text:style-name="T395">функций</text:span><text:span text:style-name="T396"><text:s/></text:span><text:span text:style-name="T397">поиска</text:span><text:span text:style-name="T398"><text:s/></text:span><text:span text:style-name="T399">элемента</text:span><text:span text:style-name="T400">,<text:s/></text:span><text:span text:style-name="T401">и</text:span><text:span text:style-name="T402"><text:s/>int main(),<text:s/></text:span><text:span text:style-name="T403">цель</text:span><text:span text:style-name="T404"><text:s/></text:span><text:span text:style-name="T405">которой</text:span><text:span text:style-name="T406"><text:s/></text:span><text:span text:style-name="T407">является</text:span><text:span text:style-name="T408"><text:s/></text:span><text:span text:style-name="T409">заполнение</text:span><text:span text:style-name="T410"><text:s/></text:span><text:span text:style-name="T411">массива</text:span><text:span text:style-name="T412"><text:s/></text:span><text:span text:style-name="T413">и</text:span><text:span text:style-name="T414"><text:s/></text:span><text:span text:style-name="T415">его</text:span><text:span text:style-name="T416"><text:s/></text:span><text:span text:style-name="T417">передача</text:span><text:span text:style-name="T418"><text:s/></text:span><text:span text:style-name="T419">в</text:span><text:span text:style-name="T420"><text:s/></text:span><text:span text:style-name="T421">функцию</text:span><text:span text:style-name="T422"><text:s/>SortAndCompare.</text:span></text:p>
      <text:p text:style-name="P20"><text:span text:style-name="T423">Исходный</text:span><text:span text:style-name="T424"><text:s/></text:span><text:span text:style-name="T425">код</text:span><text:span text:style-name="T426"><text:s/></text:span><text:span text:style-name="T427">программы</text:span><text:span text:style-name="T428">.</text:span></text:p>
      <text:p text:style-name="P20"><text:span text:style-name="T429">##include &lt;stdio.h&gt;</text:span></text:p>
      <text:p text:style-name="P20"><text:span text:style-name="T429">#include &lt;stdlib.h&gt;</text:span></text:p>
      <text:p text:style-name="P20"><text:span text:style-name="T429">#include &lt;string.h&gt;</text:span></text:p>
      <text:p text:style-name="P20"><text:span text:style-name="T429">#include &lt;time.h&gt;</text:span></text:p>
      <text:p text:style-name="P20"><text:span text:style-name="T429">//<text:s/></text:span><text:span text:style-name="T430">прототип</text:span><text:span text:style-name="T431"><text:s/></text:span><text:span text:style-name="T432">основной</text:span><text:span text:style-name="T433"><text:s/></text:span><text:span text:style-name="T434">функции</text:span><text:span text:style-name="T435"><text:s/></text:span><text:span text:style-name="T436">для</text:span><text:span text:style-name="T437"><text:s/></text:span><text:span text:style-name="T438">работы</text:span><text:span text:style-name="T439"><text:s/></text:span><text:span text:style-name="T440">с</text:span><text:span text:style-name="T441"><text:s/></text:span><text:span text:style-name="T442">программой</text:span></text:p>
      <text:p text:style-name="P20"><text:span text:style-name="T443">int SortAndCompare(int* arr, int n, int elem);</text:span></text:p>
      <text:p text:style-name="P20"><text:span text:style-name="T443">int funccompar (int* key,int* cmpelem);</text:span></text:p>
      <text:p text:style-name="P20"><text:span text:style-name="T444"/></text:p>
      <text:p text:style-name="P20"><text:span text:style-name="T445">#define m 1000</text:span></text:p>
      <text:p text:style-name="P20"><text:span text:style-name="T446"/></text:p>
      <text:p text:style-name="P20"><text:span text:style-name="T447">int main()</text:span></text:p>
      <text:p text:style-name="P20"><text:span text:style-name="T447">{</text:span></text:p>
      <text:p text:style-name="P20"><text:span text:style-name="T447"><text:tab/>int i;</text:span></text:p>
      <text:p text:style-name="P20"><text:span text:style-name="T447"><text:tab/>char c;</text:span></text:p>
      <text:p text:style-name="P20"><text:span text:style-name="T447"><text:tab/>int* value;</text:span></text:p>
      <text:p text:style-name="P20"><text:span text:style-name="T447"><text:tab/>int* arr =(int*)malloc(sizeof(int)*m);</text:span></text:p>
      <text:p text:style-name="P20"><text:span text:style-name="T447"><text:tab/>for(i=0;i&lt;m;++i)</text:span></text:p>
      <text:p text:style-name="P20"><text:span text:style-name="T447"><text:tab/>{</text:span></text:p>
      <text:p text:style-name="P20"><text:span text:style-name="T447"><text:tab/><text:tab/>scanf("%d",&amp;arr[i]);</text:span></text:p>
      <text:p text:style-name="P20"><text:span text:style-name="T447"><text:tab/>}</text:span></text:p>
      <text:p text:style-name="P20"><text:span text:style-name="T447"><text:tab/>//<text:s/></text:span><text:span text:style-name="T448">запуск</text:span><text:span text:style-name="T449"><text:s/></text:span><text:span text:style-name="T450">сортировки</text:span><text:span text:style-name="T451"><text:s/></text:span><text:span text:style-name="T452">и</text:span><text:span text:style-name="T453"><text:s/></text:span><text:span text:style-name="T454">поиска</text:span></text:p>
      <text:p text:style-name="P20"><text:span text:style-name="T455"><text:tab/>SortAndCompare(arr,i,0); </text:span></text:p>
      <text:p text:style-name="P20"><text:span text:style-name="T455"><text:tab/>free(arr);</text:span></text:p>
      <text:p text:style-name="P20"><text:span text:style-name="T455"><text:tab/>return 0;</text:span></text:p>
      <text:p text:style-name="P20"><text:span text:style-name="T455">}</text:span></text:p>
      <text:p text:style-name="P20"><text:span text:style-name="T456"/></text:p>
      <text:p text:style-name="P20"><text:span text:style-name="T457">int SortAndCompare(int *arr, int n, int elem)</text:span></text:p>
      <text:p text:style-name="P20"><text:span text:style-name="T457">{<text:tab/><text:tab/></text:span></text:p>
      <text:p text:style-name="P20"><text:span text:style-name="T457"><text:tab/>//<text:s/></text:span><text:span text:style-name="T458">фразы</text:span><text:span text:style-name="T459"><text:s/></text:span><text:span text:style-name="T460">ответов</text:span></text:p>
      <text:p text:style-name="P20"><text:span text:style-name="T461"><text:tab/>char s1[10]="exists";</text:span></text:p>
      <text:p text:style-name="P20"><text:span text:style-name="T461"><text:tab/>char s2[15]="doesn't exist"; </text:span></text:p>
      <text:p text:style-name="P20"><text:span text:style-name="T461"><text:tab/>//<text:s/></text:span><text:span text:style-name="T462">сортировка</text:span><text:span text:style-name="T463"><text:s/></text:span><text:span text:style-name="T464">массива</text:span><text:span text:style-name="T465"><text:s/></text:span></text:p>
      <text:p text:style-name="P20"><text:span text:style-name="T466"><text:tab/>qsort(arr, n,sizeof(int),( int(*) (const void *, const void*)) comp);</text:span></text:p>
      <text:p text:style-name="P20"><text:span text:style-name="T466"><text:tab/>int timeqsort1=clock();</text:span></text:p>
      <text:p text:style-name="P20"><text:span text:style-name="T466"><text:tab/>//<text:s/></text:span><text:span text:style-name="T467">бинарный</text:span><text:span text:style-name="T468"><text:s/></text:span><text:span text:style-name="T469">поиск</text:span><text:span text:style-name="T470"><text:s/></text:span><text:span text:style-name="T471">элемента</text:span><text:span text:style-name="T472"><text:s/>elem</text:span></text:p>
      <text:p text:style-name="P20"><text:span text:style-name="T473"><text:tab/>int* ptr = (int*)bsearch(&amp;elem, arr, n, sizeof(int), ( int(*) (const void *, const void*)) funccompar);</text:span></text:p>
      <text:p text:style-name="P20"><text:span text:style-name="T473"><text:tab/>int timeqsort2=clock();</text:span></text:p>
      <text:p text:style-name="P20"><text:span text:style-name="T473"><text:tab/>//<text:s/></text:span><text:span text:style-name="T474">вывод</text:span><text:span text:style-name="T475"><text:s/></text:span><text:span text:style-name="T476">информации</text:span><text:span text:style-name="T477"><text:s/></text:span><text:span text:style-name="T478">о</text:span><text:span text:style-name="T479"><text:s/></text:span><text:span text:style-name="T480">наличии</text:span><text:span text:style-name="T481"><text:s/></text:span><text:span text:style-name="T482">элемента</text:span><text:span text:style-name="T483"><text:s/></text:span><text:span text:style-name="T484">в</text:span><text:span text:style-name="T485"><text:s/></text:span><text:span text:style-name="T486">массиве</text:span></text:p>
      <text:p text:style-name="P20"><text:span text:style-name="T487"><text:tab/>if (ptr!=NULL) printf("%s\n",s1);</text:span></text:p>
      <text:p text:style-name="P20"><text:span text:style-name="T487"><text:tab/>else printf("%s\n",s2);</text:span></text:p>
      <text:p text:style-name="P20"><text:span text:style-name="T487"><text:tab/>//<text:s/></text:span><text:span text:style-name="T488">вывод</text:span><text:span text:style-name="T489"><text:s/></text:span><text:span text:style-name="T490">времени</text:span><text:span text:style-name="T491"><text:s/></text:span><text:span text:style-name="T492">на</text:span><text:span text:style-name="T493"><text:s/></text:span><text:span text:style-name="T494">операцию</text:span><text:span text:style-name="T495"><text:s/></text:span><text:span text:style-name="T496">бинарного</text:span><text:span text:style-name="T497"><text:s/></text:span><text:span text:style-name="T498">поиска</text:span></text:p>
      <text:p text:style-name="P20"><text:span text:style-name="T499"><text:tab/>printf("%d\n",timeqsort2-timeqsort1);</text:span></text:p>
      <text:p text:style-name="P20"><text:span text:style-name="T499"><text:tab/>int i=0;</text:span></text:p>
      <text:p text:style-name="P20"><text:span text:style-name="T499"><text:tab/>//<text:s/></text:span><text:span text:style-name="T500">алгоритм</text:span><text:span text:style-name="T501"><text:s/></text:span><text:span text:style-name="T502">поиска</text:span><text:span text:style-name="T503"><text:s/></text:span><text:span text:style-name="T504">элемента</text:span><text:span text:style-name="T505"><text:s/></text:span><text:span text:style-name="T506">с</text:span><text:span text:style-name="T507"><text:s/></text:span><text:span text:style-name="T508">помощью</text:span><text:span text:style-name="T509"><text:s/></text:span><text:span text:style-name="T510">перебора</text:span></text:p>
      <text:p text:style-name="P20"><text:span text:style-name="T511"><text:tab/>while(i&lt;n)</text:span></text:p>
      <text:p text:style-name="P20"><text:span text:style-name="T511"><text:tab/>{<text:tab/></text:span></text:p>
      <text:p text:style-name="P20"><text:span text:style-name="T511"><text:tab/><text:tab/>if (arr[i]==elem)</text:span></text:p>
      <text:p text:style-name="P20"><text:span text:style-name="T511"><text:tab/><text:tab/>{<text:tab/></text:span></text:p>
      <text:p text:style-name="P20"><text:span text:style-name="T511"><text:tab/><text:tab/><text:tab/>i=n-1;</text:span></text:p>
      <text:p text:style-name="P20"><text:span text:style-name="T511"><text:tab/><text:tab/>}</text:span></text:p>
      <text:p text:style-name="P20"><text:span text:style-name="T511"><text:tab/><text:tab/>++i;<text:tab/><text:tab/></text:span></text:p>
      <text:p text:style-name="P20"><text:span text:style-name="T511"><text:tab/>timeqsort2=clock(); </text:span></text:p>
      <text:p text:style-name="P20"><text:span text:style-name="T511"><text:tab/>//<text:s/></text:span><text:span text:style-name="T512">вывод</text:span><text:span text:style-name="T513"><text:s/></text:span><text:span text:style-name="T514">информации</text:span><text:span text:style-name="T515"><text:s/></text:span><text:span text:style-name="T516">о</text:span><text:span text:style-name="T517"><text:s/></text:span><text:span text:style-name="T518">наличии</text:span><text:span text:style-name="T519"><text:s/></text:span><text:span text:style-name="T520">элемента</text:span><text:span text:style-name="T521"><text:s/></text:span><text:span text:style-name="T522">в</text:span><text:span text:style-name="T523"><text:s/></text:span><text:span text:style-name="T524">массиве</text:span></text:p>
      <text:p text:style-name="P20"><text:span text:style-name="T525"><text:tab/>if (ptr!=NULL) printf("%s\n",s1); </text:span></text:p>
      <text:p text:style-name="P20"><text:span text:style-name="T525"><text:tab/>else printf("%s\n",s2);<text:tab/><text:tab/><text:tab/><text:tab/></text:span></text:p>
      <text:p text:style-name="P20"><text:span text:style-name="T525"><text:tab/>//<text:s/></text:span><text:span text:style-name="T526">вывод</text:span><text:span text:style-name="T527"><text:s/></text:span><text:span text:style-name="T528">времени</text:span><text:span text:style-name="T529"><text:s/></text:span><text:span text:style-name="T530">на</text:span><text:span text:style-name="T531"><text:s/></text:span><text:span text:style-name="T532">операцию</text:span><text:span text:style-name="T533"><text:s/></text:span><text:span text:style-name="T534">поиска</text:span><text:span text:style-name="T535"><text:s/></text:span><text:span text:style-name="T536">перебором</text:span><text:span text:style-name="T537"><text:tab/><text:tab/></text:span></text:p>
      <text:p text:style-name="P20"><text:span text:style-name="T538"><text:tab/>printf("%d\n",timeqsort2-timeqsort1);</text:span></text:p>
      <text:p text:style-name="P20"><text:span text:style-name="T539"/></text:p>
      <text:p text:style-name="P20"><text:span text:style-name="T540">}</text:span></text:p>
      <text:p text:style-name="P20"><text:span text:style-name="T540">int comp(int* a, int* b)</text:span></text:p>
      <text:p text:style-name="P20"><text:span text:style-name="T540">{</text:span></text:p>
      <text:p text:style-name="P20"><text:span text:style-name="T540"><text:tab/>return *a - *b;</text:span></text:p>
      <text:p text:style-name="P20"><text:span text:style-name="T540">}</text:span></text:p>
      <text:p text:style-name="P20"><text:span text:style-name="T540">int funccompar (int* key,int* cmpelem)</text:span></text:p>
      <text:p text:style-name="P20"><text:span text:style-name="T540">{</text:span></text:p>
      <text:p text:style-name="P20"><text:span text:style-name="T541"/></text:p>
      <text:p text:style-name="P20"><text:span text:style-name="T542"><text:s text:c="2"/>return ( *key - *cmpelem);</text:span></text:p>
      <text:p text:style-name="P20"><text:span text:style-name="T542">}</text:span></text:p>
      <text:p text:style-name="P20"><text:span text:style-name="T543"/></text:p>
      <text:p text:style-name="P20"><text:span text:style-name="T543"/></text:p>
      <text:p text:style-name="P20"><text:span text:style-name="T543"/></text:p>
      <text:p text:style-name="P20"><text:span text:style-name="T544">Составление</text:span><text:span text:style-name="T545"><text:s/></text:span><text:span text:style-name="T546">отчёта</text:span><text:span text:style-name="T547">.</text:span></text:p>
      <text:p text:style-name="P20"><text:span text:style-name="T548">По</text:span><text:span text:style-name="T549"><text:s/></text:span><text:span text:style-name="T550">лабораторной</text:span><text:span text:style-name="T551"><text:s/></text:span><text:span text:style-name="T552">работе</text:span><text:span text:style-name="T553"><text:s/></text:span><text:span text:style-name="T554">составлен</text:span><text:span text:style-name="T555"><text:s/></text:span><text:span text:style-name="T556">отчет</text:span><text:span text:style-name="T557"><text:s/>Lr1.odt<text:s/></text:span><text:span text:style-name="T558">и</text:span><text:span text:style-name="T559"><text:s/></text:span><text:span text:style-name="T560">помещён</text:span><text:span text:style-name="T561"><text:s/></text:span><text:span text:style-name="T562">в</text:span><text:span text:style-name="T563"><text:s/></text:span><text:span text:style-name="T564">папку</text:span><text:span text:style-name="T565"><text:s/>lr1<text:s/></text:span><text:span text:style-name="T566">вместе</text:span><text:span text:style-name="T567"><text:s/></text:span><text:span text:style-name="T568">с</text:span><text:span text:style-name="T569"><text:s/></text:span><text:span text:style-name="T570">кодом</text:span><text:span text:style-name="T571"><text:s/></text:span><text:span text:style-name="T572">программы</text:span><text:span text:style-name="T573"><text:s/>Labrab.c.<text:line-break/></text:span><text:span text:style-name="T574">В</text:span><text:span text:style-name="T575"><text:s/></text:span><text:span text:style-name="T576">репозитории</text:span><text:span text:style-name="T577"><text:s/></text:span><text:span text:style-name="T578">на</text:span><text:span text:style-name="T579"><text:s/>Github<text:s/></text:span><text:span text:style-name="T580">создана</text:span><text:span text:style-name="T581"><text:s/></text:span><text:span text:style-name="T582">от</text:span><text:span text:style-name="T583"><text:s/></text:span><text:span text:style-name="T584">мастера</text:span><text:span text:style-name="T585"><text:s/></text:span><text:span text:style-name="T586">ветка</text:span><text:span text:style-name="T587"><text:s/>Grechkov_2sem_lr1<text:s/></text:span><text:span text:style-name="T588">с</text:span><text:span text:style-name="T589"><text:s/></text:span><text:span text:style-name="T590">помощью</text:span><text:span text:style-name="T591"><text:s/></text:span><text:span text:style-name="T592">команды</text:span><text:span text:style-name="T593"><text:s/>«git checkout -b Grechkov_2sem_lr1». <text:line-break/></text:span><text:span text:style-name="T594">Папка</text:span><text:span text:style-name="T595"><text:s/></text:span><text:span text:style-name="T596">с</text:span><text:span text:style-name="T597"><text:s/></text:span><text:span text:style-name="T598">отчётом</text:span><text:span text:style-name="T599"><text:s/></text:span><text:span text:style-name="T600">и</text:span><text:span text:style-name="T601"><text:s/></text:span><text:span text:style-name="T602">кодом</text:span><text:span text:style-name="T603"><text:s/></text:span><text:span text:style-name="T604">программы</text:span><text:span text:style-name="T605"><text:s/></text:span><text:span text:style-name="T606">перемещена</text:span><text:span text:style-name="T607"><text:s/></text:span><text:span text:style-name="T608">в</text:span><text:span text:style-name="T609"><text:s text:c="2"/></text:span><text:span text:style-name="T610">репозиторий</text:span><text:span text:style-name="T611"><text:s/></text:span><text:span text:style-name="T612">командами</text:span><text:span text:style-name="T613"><text:line-break/>«git add Second_sem_lr1»<text:line-break/>«git commit -m «message»» <text:line-break/>«git push origin Grechkov_2sem_lr1»<text:line-break/></text:span><text:span text:style-name="T614">После</text:span><text:span text:style-name="T615"><text:s/></text:span><text:span text:style-name="T616">чего</text:span><text:span text:style-name="T617"><text:s/></text:span><text:span text:style-name="T618">был</text:span><text:span text:style-name="T619"><text:s/></text:span><text:span text:style-name="T620">сделан</text:span><text:span text:style-name="T621"><text:s/>pull request<text:s/></text:span><text:span text:style-name="T622">на</text:span><text:span text:style-name="T623"><text:s/></text:span><text:span text:style-name="T624">ветку</text:span><text:span text:style-name="T625"><text:s/>master. <text:line-break/><text:line-break/></text:span><text:span text:style-name="T626">Вывод</text:span><text:span text:style-name="T627">:</text:span><text:span text:style-name="T628"><text:s/>В результате выполнения данной лабораторной работы мной освоены способы применения функций стандартной библиотеки С.</text:span><text:span text:style-name="T62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